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</text:span></text:p>
      <text:p text:style-name="P1"><text:span text:style-name="T1"><text:tab/><text:tab/><text:tab/><text:tab/>DataFrame in Pandas</text:span></text:p>
      <text:p text:style-name="P1"><text:span text:style-name="T1"><text:tab/><text:tab/>==========================================</text:span></text:p>
      <text:p text:style-name="P1"><text:span text:style-name="T1">=&gt;A DataFrame is 2-Dimensional Data Structure to organize the data .</text:span></text:p>
      <text:p text:style-name="P1"><text:span text:style-name="T1">=&gt;In Otherwords a DataFrame Organizes the data in the Tabular Format, which is </text:span></text:p>
      <text:p text:style-name="P1"><text:span text:style-name="T1"><text:s text:c="5"/>nothing but Collection of Rows and Columns.</text:span></text:p>
      <text:p text:style-name="P1"><text:span text:style-name="T1">=&gt;The Columns of DataFrame can be Different Data Types or Same Type</text:span></text:p>
      <text:p text:style-name="P1"><text:span text:style-name="T1">=&gt;The Size of DataFrame can be mutable.</text:span></text:p>
      <text:p text:style-name="P1"><text:span text:style-name="T1">---------------------------------------------------------------------------------------------------------</text:span></text:p>
      <text:p text:style-name="P1"><text:span text:style-name="T1"><text:tab/><text:tab/>================================================</text:span></text:p>
      <text:p text:style-name="P1"><text:span text:style-name="T1"><text:tab/><text:tab/><text:tab/>Number of approaches to create DataFrame</text:span></text:p>
      <text:p text:style-name="P1"><text:span text:style-name="T1"><text:tab/><text:tab/>================================================</text:span></text:p>
      <text:p text:style-name="P1"><text:span text:style-name="T1">=&gt;To create an object of DataFrame, we use pre-defined DataFrame() which is present in pandas Module and returns an object of DataFrame class.</text:span></text:p>
      <text:p text:style-name="P1"><text:span text:style-name="T1">=&gt;We have 5 Ways to create an object of DataFrame. They are</text:span></text:p>
      <text:p text:style-name="P1"><text:span text:style-name="T1"><text:tab/><text:tab/>a) By using list / tuple</text:span></text:p>
      <text:p text:style-name="P1"><text:span text:style-name="T1"><text:tab/><text:tab/>b) By using dict</text:span></text:p>
      <text:p text:style-name="P1"><text:span text:style-name="T1"><text:tab/><text:tab/>c) By using set type</text:span></text:p>
      <text:p text:style-name="P1"><text:span text:style-name="T1"><text:tab/><text:tab/>d) By using Series</text:span></text:p>
      <text:p text:style-name="P1"><text:span text:style-name="T1"><text:tab/><text:tab/>e) By using ndarray of numpy</text:span></text:p>
      <text:p text:style-name="P1"><text:span text:style-name="T1"><text:tab/><text:tab/>f) By using CSV File (Comma Separated Values)</text:span></text:p>
      <text:p text:style-name="P1"><text:soft-page-break/><text:span text:style-name="T1">------------------------------------------------------------------------</text:span></text:p>
      <text:p text:style-name="P1"><text:span text:style-name="T1">=&gt;Syntax for creating an object of DataFrame in pandas:</text:span></text:p>
      <text:p text:style-name="P1"><text:span text:style-name="T1">---------------------------------------------------------------------------</text:span></text:p>
      <text:p text:style-name="P1"><text:span text:style-name="T1"><text:tab/>varname=pandas.DataFrame(object,index,columns,dtype)</text:span></text:p>
      <text:p text:style-name="P1"><text:span text:style-name="T1">----------------</text:span></text:p>
      <text:p text:style-name="P1"><text:span text:style-name="T1">Explanation:</text:span></text:p>
      <text:p text:style-name="P1"><text:span text:style-name="T1">----------------</text:span></text:p>
      <text:p text:style-name="P1"><text:span text:style-name="T1">=&gt;'varname' is an object of &lt;class,'pandas.core.dataframe.DataFrame'&gt;</text:span></text:p>
      <text:p text:style-name="P1"><text:span text:style-name="T1">=&gt;'pandas.DataFrame()' is a pre-defined function present in pandas module and it is <text:s/>used to create an object of DataFrame for storing Data sets.</text:span></text:p>
      <text:p text:style-name="P1"><text:span text:style-name="T1">=&gt;'object' represents list (or) tuple (or) dict (or) Series (or) ndarray (or) CSV file</text:span></text:p>
      <text:p text:style-name="P1"><text:span text:style-name="T1">=&gt;'index' represents Row index and whose default indexing starts from 0,1,...n-1 </text:span></text:p>
      <text:p text:style-name="P1"><text:span text:style-name="T1"><text:s text:c="5"/>where 'n' represents number of values in DataFrame object.</text:span></text:p>
      <text:p text:style-name="P1"><text:span text:style-name="T1">=&gt;'columns' represents Column index whose default indexing starts from 0,1..n-1 </text:span></text:p>
      <text:p text:style-name="P1"><text:span text:style-name="T1"><text:s text:c="4"/>where n number of columns.</text:span></text:p>
      <text:p text:style-name="P1"><text:span text:style-name="T1">=&gt;'dtype' represents data type of values of Column Value.</text:span></text:p>
      <text:p text:style-name="P1"><text:span text:style-name="T1">=======================================================</text:span></text:p>
      <text:p text:style-name="P1"><text:span text:style-name="T1">Creating an object DataFrame by Using list / tuple</text:span></text:p>
      <text:p text:style-name="P1"><text:span text:style-name="T1">-----------------------------------------------------------------------------------</text:span></text:p>
      <text:p text:style-name="P1"><text:span text:style-name="T1">&gt;&gt;&gt;import pandas as pd</text:span></text:p>
      <text:p text:style-name="P1"><text:span text:style-name="T1">&gt;&gt;&gt;lst=[10,20,30,40]</text:span></text:p>
      <text:p text:style-name="P1"><text:span text:style-name="T1">&gt;&gt;&gt;df=pd.DataFrame(lst)</text:span></text:p>
      <text:p text:style-name="P1"><text:soft-page-break/><text:span text:style-name="T1">&gt;&gt;&gt;print(df)</text:span></text:p>
      <text:p text:style-name="P1"><text:span text:style-name="T1"><text:tab/><text:tab/> <text:s text:c="4"/>0</text:span></text:p>
      <text:p text:style-name="P1"><text:span text:style-name="T1"><text:tab/><text:tab/>0 <text:s/>10</text:span></text:p>
      <text:p text:style-name="P1"><text:span text:style-name="T1"><text:tab/><text:tab/>1 <text:s/>20</text:span></text:p>
      <text:p text:style-name="P1"><text:span text:style-name="T1"><text:tab/><text:tab/>2 <text:s/>30</text:span></text:p>
      <text:p text:style-name="P1"><text:span text:style-name="T1"><text:tab/><text:tab/>3 <text:s/>40</text:span></text:p>
      <text:p text:style-name="P1"><text:span text:style-name="T1">------------------------------------<text:tab/><text:tab/></text:span></text:p>
      <text:p text:style-name="P1"><text:span text:style-name="T1">lst=[[10,20,30,40],["RS","JS","MCK","TRV"]]</text:span></text:p>
      <text:p text:style-name="P1"><text:span text:style-name="T1">df=pd.DataFrame(lst)</text:span></text:p>
      <text:p text:style-name="P1"><text:span text:style-name="T1">print(df)</text:span></text:p>
      <text:p text:style-name="P1"><text:span text:style-name="T1"><text:tab/> <text:s text:c="5"/>0 <text:s text:c="2"/>1 <text:s text:c="3"/>2 <text:s text:c="3"/>3</text:span></text:p>
      <text:p text:style-name="P1"><text:span text:style-name="T1"><text:tab/>0 <text:s/>10 <text:s/>20 <text:s text:c="2"/>30 <text:s text:c="2"/>40</text:span></text:p>
      <text:p text:style-name="P1"><text:span text:style-name="T1"><text:tab/>1 <text:s/>RS <text:s/>JS <text:s/>MCK <text:s/>TRV</text:span></text:p>
      <text:p text:style-name="P1"><text:span text:style-name="T1">--------------------------------------------</text:span></text:p>
      <text:p text:style-name="P1"><text:span text:style-name="T1">lst=[[10,'RS'],[20,'JG'],[30,'MCK'],[40,'TRA']]</text:span></text:p>
      <text:p text:style-name="P1"><text:span text:style-name="T1">df=pd.DataFrame(lst)</text:span></text:p>
      <text:p text:style-name="P1"><text:span text:style-name="T1">print(df)</text:span></text:p>
      <text:p text:style-name="P1"><text:span text:style-name="T1"><text:tab/> <text:s text:c="4"/>0 <text:s text:c="4"/>1</text:span></text:p>
      <text:p text:style-name="P1"><text:span text:style-name="T1"><text:tab/>0 <text:s/>10 <text:s text:c="2"/>RS</text:span></text:p>
      <text:p text:style-name="P1"><text:span text:style-name="T1"><text:tab/>1 <text:s/>20 <text:s text:c="2"/>JG</text:span></text:p>
      <text:p text:style-name="P1"><text:span text:style-name="T1"><text:tab/>2 <text:s/>30 <text:s/>MCK</text:span></text:p>
      <text:p text:style-name="P1"><text:soft-page-break/><text:span text:style-name="T1"><text:tab/>3 <text:s/>40 <text:s/>TRA</text:span></text:p>
      <text:p text:style-name="P1"><text:span text:style-name="T1">--------------------------------------------------</text:span></text:p>
      <text:p text:style-name="P1"><text:span text:style-name="T1">lst=[[10,'RS'],[20,'JG'],[30,'MCK'],[40,'TRA']]</text:span></text:p>
      <text:p text:style-name="P1"><text:span text:style-name="T1">df=pd.DataFrame(lst, index=[1,2,3,4],columns=['Rno','Name'])</text:span></text:p>
      <text:p text:style-name="P1"><text:span text:style-name="T1">print(df)</text:span></text:p>
      <text:p text:style-name="P2"/>
      <text:p text:style-name="P1"><text:span text:style-name="T1"><text:tab/> <text:s text:c="3"/>Rno Name</text:span></text:p>
      <text:p text:style-name="P1"><text:span text:style-name="T1"><text:tab/>1 <text:s text:c="2"/>10 <text:s text:c="2"/>RS</text:span></text:p>
      <text:p text:style-name="P1"><text:span text:style-name="T1"><text:tab/>2 <text:s text:c="2"/>20 <text:s text:c="2"/>JG</text:span></text:p>
      <text:p text:style-name="P1"><text:span text:style-name="T1"><text:tab/>3 <text:s text:c="2"/>30 <text:s/>MCK</text:span></text:p>
      <text:p text:style-name="P1"><text:span text:style-name="T1"><text:tab/>4 <text:s text:c="2"/>40 <text:s/>TRA</text:span></text:p>
      <text:p text:style-name="P1"><text:span text:style-name="T1">-------------------------------------------</text:span></text:p>
      <text:p text:style-name="P1"><text:span text:style-name="T1">tpl=( ("Rossum",75), ("Gosling",85), ("Travis",65), ("Ritche",95),("MCKinney",60) )</text:span></text:p>
      <text:p text:style-name="P1"><text:span text:style-name="T1">df=pd.DataFrame(tpl, index=[1,2,3,4,5],columns=['Name','Age'])</text:span></text:p>
      <text:p text:style-name="P1"><text:span text:style-name="T1">print(df)</text:span></text:p>
      <text:p text:style-name="P1"><text:span text:style-name="T1"><text:tab/><text:tab/>Name <text:s text:c="3"/>Age</text:span></text:p>
      <text:p text:style-name="P1"><text:span text:style-name="T1"><text:tab/>1 <text:s text:c="3"/>Rossum <text:s text:c="2"/>75</text:span></text:p>
      <text:p text:style-name="P1"><text:span text:style-name="T1"><text:tab/>2 <text:s text:c="2"/>Gosling <text:s text:c="4"/>85</text:span></text:p>
      <text:p text:style-name="P1"><text:span text:style-name="T1"><text:tab/>3 <text:s text:c="3"/>Travis <text:s text:c="5"/>65</text:span></text:p>
      <text:p text:style-name="P1"><text:span text:style-name="T1"><text:tab/>4 <text:s text:c="3"/>Ritche <text:s text:c="5"/>95</text:span></text:p>
      <text:p text:style-name="P1"><text:span text:style-name="T1"><text:tab/>5 <text:s/>MCKinney <text:s/>60</text:span></text:p>
      <text:p text:style-name="P1"><text:soft-page-break/><text:span text:style-name="T1">-------------------------------------------------------------------------------------</text:span></text:p>
      <text:p text:style-name="P1"><text:span text:style-name="T1">Creating an object DataFrame by Using dict object</text:span></text:p>
      <text:p text:style-name="P1"><text:span text:style-name="T1">--------------------------------------------------------------------</text:span></text:p>
      <text:p text:style-name="P1"><text:span text:style-name="T1">=&gt;When we create an object of DataFrame by using Dict , all the keys are taken as Column Names and Values of Value are taken as Data.</text:span></text:p>
      <text:p text:style-name="P1"><text:span text:style-name="T1">-----------------</text:span></text:p>
      <text:p text:style-name="P1"><text:span text:style-name="T1">Examples:</text:span></text:p>
      <text:p text:style-name="P1"><text:span text:style-name="T1">-----------------</text:span></text:p>
      <text:p text:style-name="P1"><text:span text:style-name="T1">&gt;&gt;&gt; import pandas as pd</text:span></text:p>
      <text:p text:style-name="P1"><text:span text:style-name="T1">&gt;&gt;&gt; dictdata={"Names":["Rossum","Gosling","Ritche","McKinney"],"Subjects":["Python","Java","C","Pandas"],"Ages":[65,80,85,55] <text:s/>}</text:span></text:p>
      <text:p text:style-name="P1"><text:span text:style-name="T1">&gt;&gt;&gt; df=pd.DataFrame(dictdata)</text:span></text:p>
      <text:p text:style-name="P1"><text:span text:style-name="T1">&gt;&gt;&gt; print(df)</text:span></text:p>
      <text:p text:style-name="P1"><text:span text:style-name="T1"><text:tab/><text:tab/> <text:s text:c="5"/>Names <text:s text:c="2"/>Subjects <text:s text:c="3"/>Ages</text:span></text:p>
      <text:p text:style-name="P1"><text:span text:style-name="T1"><text:tab/><text:tab/>0 <text:s text:c="3"/>Rossum <text:s text:c="2"/>Python<text:tab/>65</text:span></text:p>
      <text:p text:style-name="P1"><text:span text:style-name="T1"><text:tab/><text:tab/>1 <text:s text:c="2"/>Gosling <text:s text:c="4"/>Java<text:tab/><text:tab/>80</text:span></text:p>
      <text:p text:style-name="P1"><text:span text:style-name="T1"><text:tab/><text:tab/>2 <text:s text:c="3"/>Ritche <text:s text:c="7"/>C<text:tab/><text:tab/>85</text:span></text:p>
      <text:p text:style-name="P1"><text:span text:style-name="T1"><text:tab/><text:tab/>3 <text:s/>McKinney <text:s text:c="2"/>Pandas<text:tab/>55</text:span></text:p>
      <text:p text:style-name="P1"><text:span text:style-name="T1">&gt;&gt;&gt; df=pd.DataFrame(dictdata,index=[1,2,3,4])</text:span></text:p>
      <text:p text:style-name="P1"><text:span text:style-name="T1">&gt;&gt;&gt; print(df)</text:span></text:p>
      <text:p text:style-name="P1"><text:span text:style-name="T1"><text:tab/><text:tab/> <text:s text:c="5"/>Names <text:s text:c="3"/>Subjects <text:s text:c="5"/>Ages</text:span></text:p>
      <text:p text:style-name="P1"><text:span text:style-name="T1"><text:tab/><text:tab/>1 <text:s text:c="3"/>Rossum <text:s text:c="2"/>Python <text:s text:c="9"/>65</text:span></text:p>
      <text:p text:style-name="P1"><text:span text:style-name="T1"><text:tab/><text:tab/>2 <text:s text:c="2"/>Gosling <text:s text:c="4"/>Java <text:s text:c="12"/>80</text:span></text:p>
      <text:p text:style-name="P1"><text:soft-page-break/><text:span text:style-name="T1"><text:tab/><text:tab/>3 <text:s text:c="3"/>Ritche <text:s text:c="7"/>C <text:s text:c="15"/>85</text:span></text:p>
      <text:p text:style-name="P1"><text:span text:style-name="T1"><text:tab/><text:tab/>4 <text:s/>McKinney <text:s text:c="2"/>Pandas <text:s text:c="7"/>55</text:span></text:p>
      <text:p text:style-name="P1"><text:span text:style-name="T1">----------------------------------------------------------------------</text:span></text:p>
      <text:p text:style-name="P1"><text:span text:style-name="T1">Creating an object DataFrame by Using Series object</text:span></text:p>
      <text:p text:style-name="P1"><text:span text:style-name="T1">----------------------------------------------------------------------</text:span></text:p>
      <text:p text:style-name="P1"><text:span text:style-name="T1">&gt;&gt;&gt; import pandas as pd</text:span></text:p>
      <text:p text:style-name="P1"><text:span text:style-name="T1">&gt;&gt;&gt; sdata=pd.Series([10,20,30,40])</text:span></text:p>
      <text:p text:style-name="P1"><text:span text:style-name="T1">&gt;&gt;&gt; df=pd.DataFrame(sdata)</text:span></text:p>
      <text:p text:style-name="P1"><text:span text:style-name="T1">&gt;&gt;&gt; print(df)</text:span></text:p>
      <text:p text:style-name="P1"><text:span text:style-name="T1"><text:tab/> <text:s text:c="4"/>0</text:span></text:p>
      <text:p text:style-name="P1"><text:span text:style-name="T1"><text:tab/>0 <text:s/>10</text:span></text:p>
      <text:p text:style-name="P1"><text:span text:style-name="T1"><text:tab/>1 <text:s/>20</text:span></text:p>
      <text:p text:style-name="P1"><text:span text:style-name="T1"><text:tab/>2 <text:s/>30</text:span></text:p>
      <text:p text:style-name="P1"><text:span text:style-name="T1"><text:tab/>3 <text:s/>40</text:span></text:p>
      <text:p text:style-name="P1"><text:span text:style-name="T1">&gt;&gt;&gt; sdata=pd.Series({"IntMarks":[10,20,30,40],"ExtMarks":[80,75,65,50]})</text:span></text:p>
      <text:p text:style-name="P1"><text:span text:style-name="T1">&gt;&gt;&gt; print(sdata)</text:span></text:p>
      <text:p text:style-name="P1"><text:span text:style-name="T1">IntMarks <text:s text:c="3"/>[10, 20, 30, 40]</text:span></text:p>
      <text:p text:style-name="P1"><text:span text:style-name="T1">ExtMarks <text:s text:c="3"/>[80, 75, 65, 50]</text:span></text:p>
      <text:p text:style-name="P1"><text:span text:style-name="T1">dtype: object</text:span></text:p>
      <text:p text:style-name="P2"/>
      <text:p text:style-name="P1"><text:span text:style-name="T1">&gt;&gt;&gt; df=pd.DataFrame(sdata)</text:span></text:p>
      <text:p text:style-name="P1"><text:soft-page-break/><text:span text:style-name="T1">&gt;&gt;&gt; print(df)</text:span></text:p>
      <text:p text:style-name="P1"><text:span text:style-name="T1"><text:tab/><text:tab/><text:tab/><text:tab/> 0</text:span></text:p>
      <text:p text:style-name="P1"><text:span text:style-name="T1"><text:tab/>IntMarks <text:s/>[10, 20, 30, 40]</text:span></text:p>
      <text:p text:style-name="P1"><text:span text:style-name="T1"><text:tab/>ExtMarks <text:s/>[80, 75, 65, 50]</text:span></text:p>
      <text:p text:style-name="P1"><text:span text:style-name="T1">&gt;&gt;&gt; ddata={"IntMarks":[10,20,30,40],"ExtMarks":[80,75,65,50]}</text:span></text:p>
      <text:p text:style-name="P1"><text:span text:style-name="T1">&gt;&gt;&gt; df=pd.DataFrame(ddata)</text:span></text:p>
      <text:p text:style-name="P1"><text:span text:style-name="T1">&gt;&gt;&gt; print(df)</text:span></text:p>
      <text:p text:style-name="P1"><text:span text:style-name="T1"><text:s text:c="3"/>IntMarks <text:s/>ExtMarks</text:span></text:p>
      <text:p text:style-name="P1"><text:span text:style-name="T1">0 <text:s text:c="7"/>10 <text:s text:c="7"/>80</text:span></text:p>
      <text:p text:style-name="P1"><text:span text:style-name="T1">1 <text:s text:c="7"/>20 <text:s text:c="7"/>75</text:span></text:p>
      <text:p text:style-name="P1"><text:span text:style-name="T1">2 <text:s text:c="7"/>30 <text:s text:c="7"/>65</text:span></text:p>
      <text:p text:style-name="P1"><text:span text:style-name="T1">3 <text:s text:c="7"/>40 <text:s text:c="7"/>50</text:span></text:p>
      <text:p text:style-name="P1"><text:span text:style-name="T1">-----------------------------------------------------------------------------------------------</text:span></text:p>
      <text:p text:style-name="P1"><text:span text:style-name="T1">Creating an object DataFrame by Using ndarray object</text:span></text:p>
      <text:p text:style-name="P1"><text:span text:style-name="T1">----------------------------------------------------------------------------------------------</text:span></text:p>
      <text:p text:style-name="P1"><text:span text:style-name="T1">&gt;&gt;&gt; import numpy as np</text:span></text:p>
      <text:p text:style-name="P1"><text:span text:style-name="T1">&gt;&gt;&gt; l1=[[10,60],[20,70],[40,50]]</text:span></text:p>
      <text:p text:style-name="P1"><text:span text:style-name="T1">&gt;&gt;&gt; a=np.array(l1)</text:span></text:p>
      <text:p text:style-name="P1"><text:span text:style-name="T1">&gt;&gt;&gt; df=pd.DataFrame(a)</text:span></text:p>
      <text:p text:style-name="P1"><text:span text:style-name="T1">&gt;&gt;&gt; print(df)</text:span></text:p>
      <text:p text:style-name="P1"><text:span text:style-name="T1"><text:tab/><text:tab/> <text:s text:c="5"/>0 <text:s text:c="2"/>1</text:span></text:p>
      <text:p text:style-name="P1"><text:soft-page-break/><text:span text:style-name="T1"><text:tab/><text:tab/>0 <text:s/>10 <text:s/>60</text:span></text:p>
      <text:p text:style-name="P1"><text:span text:style-name="T1"><text:tab/><text:tab/>1 <text:s/>20 <text:s/>70</text:span></text:p>
      <text:p text:style-name="P1"><text:span text:style-name="T1"><text:tab/><text:tab/>2 <text:s/>40 <text:s/>50</text:span></text:p>
      <text:p text:style-name="P1"><text:span text:style-name="T1">&gt;&gt;&gt; df=pd.DataFrame(a,columns=["IntMarks","ExtMarks"])</text:span></text:p>
      <text:p text:style-name="P1"><text:span text:style-name="T1">&gt;&gt;&gt; print(df)</text:span></text:p>
      <text:p text:style-name="P1"><text:span text:style-name="T1"><text:tab/><text:tab/> <text:s text:c="2"/>IntMarks <text:s/>ExtMarks</text:span></text:p>
      <text:p text:style-name="P1"><text:span text:style-name="T1"><text:tab/><text:tab/>0 <text:s text:c="7"/>10 <text:s text:c="7"/>60</text:span></text:p>
      <text:p text:style-name="P1"><text:span text:style-name="T1"><text:tab/><text:tab/>1 <text:s text:c="7"/>20 <text:s text:c="7"/>70</text:span></text:p>
      <text:p text:style-name="P1"><text:span text:style-name="T1"><text:tab/><text:tab/>2 <text:s text:c="7"/>40 <text:s text:c="7"/>50</text:span></text:p>
      <text:p text:style-name="P1"><text:span text:style-name="T1">------------------------------------------------------------------------------------------</text:span></text:p>
      <text:p text:style-name="P1"><text:span text:style-name="T1">e) By using CSV File(Comma Separated Values)</text:span></text:p>
      <text:p text:style-name="P1"><text:span text:style-name="T1">-----------------------------------------------------------------</text:span></text:p>
      <text:p text:style-name="P1"><text:span text:style-name="T1">import pandas as pd1</text:span></text:p>
      <text:p text:style-name="P1"><text:span text:style-name="T1">df=pd1.read_csv("D:\KVR-JAVA\stud.csv")</text:span></text:p>
      <text:p text:style-name="P1"><text:span text:style-name="T1">print("type of df=",type(df)) #type of df= &lt;class 'pandas.core.frame.DataFrame'&gt;</text:span></text:p>
      <text:p text:style-name="P1"><text:span text:style-name="T1">print(df)</text:span></text:p>
      <text:p text:style-name="P1"><text:span text:style-name="T1">--------------------- OUTPUT--------------------</text:span></text:p>
      <text:p text:style-name="P1"><text:span text:style-name="T1"><text:tab/> <text:s text:c="3"/>stno <text:s text:c="4"/>name<text:tab/><text:tab/>marks</text:span></text:p>
      <text:p text:style-name="P1"><text:span text:style-name="T1"><text:tab/>0 <text:s text:c="3"/>10 <text:s text:c="3"/>Rossum<text:tab/> <text:s text:c="7"/>45.67</text:span></text:p>
      <text:p text:style-name="P1"><text:span text:style-name="T1"><text:tab/>1 <text:s text:c="3"/>20 <text:s text:c="3"/>Gosling<text:tab/> <text:s text:c="7"/>55.55</text:span></text:p>
      <text:p text:style-name="P1"><text:span text:style-name="T1"><text:tab/>2 <text:s text:c="3"/>30 <text:s text:c="3"/>Ritche<text:tab/><text:tab/>66.66</text:span></text:p>
      <text:p text:style-name="P1"><text:soft-page-break/><text:span text:style-name="T1"><text:tab/>3 <text:s text:c="3"/>40 <text:s text:c="3"/>Travis<text:tab/><text:tab/>77.77</text:span></text:p>
      <text:p text:style-name="P1"><text:span text:style-name="T1"><text:tab/>4 <text:s text:c="3"/>50 <text:s text:c="5"/>KVR<text:tab/><text:tab/> <text:s text:c="7"/>11.11</text:span></text:p>
      <text:p text:style-name="P1"><text:span text:style-name="T1">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68" meta:word-count="616" meta:character-count="6043" meta:non-whitespace-character-count="5037"/>
    <meta:generator>LibreOfficeDev/6.0.5.2$Linux_X86_64 LibreOffice_project/</meta:generator>
  </office:meta>
</office:document-meta>
</file>